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1430000063AE1D0D266E548CE0D.png" manifest:media-type="image/png"/>
  <manifest:file-entry manifest:full-path="Pictures/1000000100001143000004E3F92535ACEF7A45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39.714cm" svg:height="15.75cm" svg:x="0.073cm" svg:y="0cm">
          <draw:image xlink:href="Pictures/1000000100001143000004E3F92535ACEF7A45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5.875cm" svg:x="0.073cm" svg:y="0cm">
          <draw:image xlink:href="Pictures/10000001000011430000063AE1D0D266E548CE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8T09:57:16.664051878</meta:creation-date>
    <dc:date>2024-01-18T09:58:40.169891599</dc:date>
    <meta:editing-duration>PT1M25S</meta:editing-duration>
    <meta:editing-cycles>1</meta:editing-cycles>
    <meta:document-statistic meta:object-count="31"/>
    <meta:generator>LibreOffice/7.3.7.2$Linux_X86_64 LibreOffice_project/30$Build-2</meta:generator>
  </office:meta>
</office:document-meta>
</file>